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7.208cm" svg:height="9.004cm" svg:x="1.019cm" svg:y="13.414cm">
            <draw:object draw:notify-on-update-of-ranges="Feuille1.D3:Feuille1.D7 Feuille1.E3:Feuille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366cm" svg:height="9.004cm" svg:x="18.613cm" svg:y="13.44cm">
            <draw:object draw:notify-on-update-of-ranges="Feuille1.D9:Feuille1.D13 Feuille1.E2:Feuille1.E2 Feuille1.E9:Feuille1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347cm" svg:height="9.004cm" svg:x="26.24cm" svg:y="3.32cm">
            <draw:object draw:notify-on-update-of-ranges="Feuille1.D15:Feuille1.D19 Feuille1.E2:Feuille1.E2 Feuille1.E15:Feuille1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824cm" svg:height="9.005cm" svg:x="5.562cm" svg:y="23.134cm">
            <draw:object draw:notify-on-update-of-ranges="Feuille1.D21:Feuille1.D25 Feuille1.E2:Feuille1.E2 Feuille1.E21:Feuille1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aille de la matrice</text:p>
          </table:table-cell>
          <table:table-cell/>
          <table:table-cell office:value-type="string" calcext:value-type="string">
            <text:p>Temps (s)</text:p>
          </table:table-cell>
          <table:table-cell office:value-type="string" calcext:value-type="string">
            <text:p>Nombre d'itération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00063" calcext:value-type="float">
            <text:p>0,000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.000345" calcext:value-type="float">
            <text:p>0,000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0.003451" calcext:value-type="float">
            <text:p>0,0034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0.032475" calcext:value-type="float">
            <text:p>0,0324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0.512817" calcext:value-type="float">
            <text:p>0,51281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0336" calcext:value-type="float">
            <text:p>0,000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.003207" calcext:value-type="float">
            <text:p>0,003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0.025834" calcext:value-type="float">
            <text:p>0,0258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0.251423" calcext:value-type="float">
            <text:p>0,2514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2.471292" calcext:value-type="float">
            <text:p>2,47129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239" calcext:value-type="float">
            <text:p>0,00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.021307" calcext:value-type="float">
            <text:p>0,021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0.21685" calcext:value-type="float">
            <text:p>0,216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.140856" calcext:value-type="float">
            <text:p>2,1408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20.200801" calcext:value-type="float">
            <text:p>20,20080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22958" calcext:value-type="float">
            <text:p>0,02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.173516" calcext:value-type="float">
            <text:p>0,173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.781399" calcext:value-type="float">
            <text:p>1,7813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6.835893" calcext:value-type="float">
            <text:p>16,8358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164.838805" calcext:value-type="float">
            <text:p>164,838805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22:47:09.40968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2:03:00.329517577</meta:creation-date>
    <dc:date>2016-02-20T22:48:43.894040061</dc:date>
    <meta:editing-duration>PT31M55S</meta:editing-duration>
    <meta:editing-cycles>5</meta:editing-cycles>
    <meta:generator>LibreOffice/4.2.8.2$Linux_X86_64 LibreOffice_project/420m0$Build-2</meta:generator>
    <meta:document-statistic meta:table-count="1" meta:cell-count="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9cm" svg:height="9.005cm" xlink:href=".." xlink:type="simple" chart:class="chart:line" chart:style-name="ch1">
        <chart:title svg:x="0.424cm" svg:y="0.316cm" chart:style-name="ch2">
          <text:p>Temps d'éxécution en fonction du nombre d'itérations pour une matrice de taille 16</text:p>
        </chart:title>
        <chart:plot-area chart:style-name="ch3" table:cell-range-address="Feuille1.D3:Feuille1.E7" chart:data-source-has-labels="column" svg:x="1.355cm" svg:y="1.301cm" svg:width="15.51cm" svg:height="6.543cm">
          <chartooo:coordinate-region svg:x="2.532cm" svg:y="1.501cm" svg:width="13.63cm" svg:height="5.696cm"/>
          <chart:axis chart:dimension="x" chart:name="primary-x" chart:style-name="ch4" chartooo:axis-type="auto">
            <chartooo:date-scale/>
            <chart:title svg:x="8.365cm" svg:y="8.024cm" chart:style-name="ch5">
              <text:p>Temps (s)</text:p>
            </chart:title>
            <chart:categories table:cell-range-address="Feuille1.D3:Feuille1.D7"/>
          </chart:axis>
          <chart:axis chart:dimension="y" chart:name="primary-y" chart:style-name="ch4">
            <chart:title svg:x="0.451cm" svg:y="6.032cm" chart:style-name="ch6">
              <text:p>Nombre d'itérations</text:p>
            </chart:title>
            <chart:grid chart:style-name="ch7" chart:class="major"/>
          </chart:axis>
          <chart:series chart:style-name="ch8" chart:values-cell-range-address="Feuille1.E3:Feuille1.E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.000063">
                <text:p>0</text:p>
                <draw:g>
                  <svg:desc>Feuille1.D3:Feuille1.D7</svg:desc>
                </draw:g>
              </table:table-cell>
              <table:table-cell office:value-type="float" office:value="1">
                <text:p>1</text:p>
                <draw:g>
                  <svg:desc>Feuille1.E3:Feuille1.E7</svg:desc>
                </draw:g>
              </table:table-cell>
            </table:table-row>
            <table:table-row>
              <table:table-cell office:value-type="float" office:value="0.000345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03451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032475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512817">
                <text:p>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67cm" svg:height="9.005cm" xlink:href=".." xlink:type="simple" chart:class="chart:line" chart:style-name="ch1">
        <chart:title svg:x="1.009cm" svg:y="0.316cm" chart:style-name="ch2">
          <text:p>Temps d'éxécution du programme en fonction du nombre d'itérations pour une matrice de taille 32</text:p>
        </chart:title>
        <chart:plot-area chart:style-name="ch3" table:cell-range-address="Feuille1.D9:Feuille1.E13 Feuille1.E2:Feuille1.E2" chart:data-source-has-labels="both" svg:x="1.438cm" svg:y="1.301cm" svg:width="19.502cm" svg:height="6.543cm">
          <chartooo:coordinate-region svg:x="2.615cm" svg:y="1.501cm" svg:width="17.622cm" svg:height="5.696cm"/>
          <chart:axis chart:dimension="x" chart:name="primary-x" chart:style-name="ch4" chartooo:axis-type="auto">
            <chartooo:date-scale/>
            <chart:title svg:x="10.444cm" svg:y="8.024cm" chart:style-name="ch5">
              <text:p>Temps (s)</text:p>
            </chart:title>
            <chart:categories table:cell-range-address="Feuille1.D9:Feuille1.D13"/>
          </chart:axis>
          <chart:axis chart:dimension="y" chart:name="primary-y" chart:style-name="ch4">
            <chart:title svg:x="0.451cm" svg:y="6.032cm" chart:style-name="ch6">
              <text:p>Nombre d'itérations</text:p>
            </chart:title>
            <chart:grid chart:style-name="ch7" chart:class="major"/>
          </chart:axis>
          <chart:series chart:style-name="ch8" chart:values-cell-range-address="Feuille1.E9:Feuille1.E13" chart:label-cell-address="Feuille1.E2:Feuille1.E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'itérations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336">
                <text:p>0</text:p>
                <draw:g>
                  <svg:desc>Feuille1.D9:Feuille1.D13</svg:desc>
                </draw:g>
              </table:table-cell>
              <table:table-cell office:value-type="float" office:value="1">
                <text:p>1</text:p>
                <draw:g>
                  <svg:desc>Feuille1.E9:Feuille1.E13</svg:desc>
                </draw:g>
              </table:table-cell>
            </table:table-row>
            <table:table-row>
              <table:table-cell office:value-type="float" office:value="0.003207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25834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251423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.471292">
                <text:p/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48cm" svg:height="9.005cm" xlink:href=".." xlink:type="simple" chart:class="chart:line" chart:style-name="ch1">
        <chart:title svg:x="0.5cm" svg:y="0.316cm" chart:style-name="ch2">
          <text:p>Temps d'éxécution du programme en fonction du nombre d'itérations pour une matrice de taille 64</text:p>
        </chart:title>
        <chart:plot-area chart:style-name="ch3" table:cell-range-address="Feuille1.D15:Feuille1.E19 Feuille1.E2:Feuille1.E2" chart:data-source-has-labels="both" svg:x="1.417cm" svg:y="1.301cm" svg:width="18.525cm" svg:height="6.543cm">
          <chartooo:coordinate-region svg:x="2.594cm" svg:y="1.501cm" svg:width="16.552cm" svg:height="5.696cm"/>
          <chart:axis chart:dimension="x" chart:name="primary-x" chart:style-name="ch4" chartooo:axis-type="auto">
            <chartooo:date-scale/>
            <chart:title svg:x="9.934cm" svg:y="8.024cm" chart:style-name="ch5">
              <text:p>Temps (s)</text:p>
            </chart:title>
            <chart:categories table:cell-range-address="Feuille1.D15:Feuille1.D19"/>
          </chart:axis>
          <chart:axis chart:dimension="y" chart:name="primary-y" chart:style-name="ch4">
            <chart:title svg:x="0.451cm" svg:y="6.032cm" chart:style-name="ch6">
              <text:p>Nombre d'itérations</text:p>
            </chart:title>
            <chart:grid chart:style-name="ch7" chart:class="major"/>
          </chart:axis>
          <chart:series chart:style-name="ch8" chart:values-cell-range-address="Feuille1.E15:Feuille1.E19" chart:label-cell-address="Feuille1.E2:Feuille1.E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'itérations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float" office:value="0.00239">
                <text:p>0</text:p>
                <draw:g>
                  <svg:desc>Feuille1.D15:Feuille1.D19</svg:desc>
                </draw:g>
              </table:table-cell>
              <table:table-cell office:value-type="float" office:value="1">
                <text:p>1</text:p>
                <draw:g>
                  <svg:desc>Feuille1.E15:Feuille1.E19</svg:desc>
                </draw:g>
              </table:table-cell>
            </table:table-row>
            <table:table-row>
              <table:table-cell office:value-type="float" office:value="0.021307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1685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140856">
                <text:p/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.200801">
                <text:p>2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006cm" xlink:href=".." xlink:type="simple" chart:class="chart:line" chart:style-name="ch1">
        <chart:title svg:x="1.613cm" svg:y="0.316cm" chart:style-name="ch2">
          <text:p>Temps d'éxécution en fonction du nombre d'itérations pour une matrice de taille 128</text:p>
        </chart:title>
        <chart:plot-area chart:style-name="ch3" table:cell-range-address="Feuille1.D21:Feuille1.E25 Feuille1.E2:Feuille1.E2" chart:data-source-has-labels="both" svg:x="1.407cm" svg:y="1.301cm" svg:width="18.022cm" svg:height="6.544cm">
          <chartooo:coordinate-region svg:x="2.584cm" svg:y="1.501cm" svg:width="15.958cm" svg:height="5.697cm"/>
          <chart:axis chart:dimension="x" chart:name="primary-x" chart:style-name="ch4" chartooo:axis-type="auto">
            <chartooo:date-scale/>
            <chart:title svg:x="9.673cm" svg:y="8.025cm" chart:style-name="ch5">
              <text:p>Temps (s)</text:p>
            </chart:title>
            <chart:categories table:cell-range-address="Feuille1.D21:Feuille1.D25"/>
          </chart:axis>
          <chart:axis chart:dimension="y" chart:name="primary-y" chart:style-name="ch4">
            <chart:title svg:x="0.451cm" svg:y="6.033cm" chart:style-name="ch6">
              <text:p>Nombre d'itérations</text:p>
            </chart:title>
            <chart:grid chart:style-name="ch7" chart:class="major"/>
          </chart:axis>
          <chart:series chart:style-name="ch8" chart:values-cell-range-address="Feuille1.E21:Feuille1.E25" chart:label-cell-address="Feuille1.E2:Feuille1.E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'itérations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float" office:value="0.022958">
                <text:p>0</text:p>
                <draw:g>
                  <svg:desc>Feuille1.D21:Feuille1.D25</svg:desc>
                </draw:g>
              </table:table-cell>
              <table:table-cell office:value-type="float" office:value="1">
                <text:p>1</text:p>
                <draw:g>
                  <svg:desc>Feuille1.E21:Feuille1.E25</svg:desc>
                </draw:g>
              </table:table-cell>
            </table:table-row>
            <table:table-row>
              <table:table-cell office:value-type="float" office:value="0.173516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781399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.835893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64.838805">
                <text:p>16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